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fo:background-color="#ffff00"/>
    </style:style>
    <style:style style:name="P5" style:family="paragraph" style:parent-style-name="Text_20_body">
      <style:text-properties fo:color="#000000" style:font-name="Times New Roman" fo:font-size="15pt" fo:font-style="normal" style:text-underline-style="none" fo:font-weight="normal" style:font-size-asian="15pt" style:font-style-asian="normal" style:font-weight-asian="normal" style:font-size-complex="15pt" style:font-style-complex="normal" style:font-weight-complex="normal"/>
    </style:style>
    <style:style style:name="P6" style:family="paragraph" style:parent-style-name="Text_20_body">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ext_20_body">
      <style:text-properties fo:color="#000000" style:font-name="Times New Roman" fo:font-size="12pt" fo:font-style="normal" style:text-underline-style="none" fo:font-weight="normal" style:font-size-asian="15pt" style:font-style-asian="normal" style:font-weight-asian="normal" style:font-size-complex="15pt" style:font-style-complex="normal" style:font-weight-complex="normal"/>
    </style:style>
    <style:style style:name="P8" style:family="paragraph" style:parent-style-name="Text_20_body">
      <style:text-properties fo:color="#000000"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Text_20_body">
      <style:paragraph-properties fo:text-align="start" style:justify-single-word="false"/>
      <style:text-properties fo:color="#000000" style:font-name="arial" fo:font-size="12pt" fo:font-style="normal" style:text-underline-style="none" fo:font-weight="normal" style:font-size-asian="15pt" style:font-style-asian="normal" style:font-weight-asian="normal" style:font-size-complex="15pt"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style:font-name="Times New Roman"/>
    </style:style>
    <style:style style:name="P13" style:family="paragraph" style:parent-style-name="Heading_20_1">
      <style:paragraph-properties fo:text-align="justify" style:justify-single-word="false"/>
      <style:text-properties fo:font-size="15pt" style:font-size-asian="15pt" style:font-size-complex="15pt"/>
    </style:style>
    <style:style style:name="P14" style:family="paragraph" style:parent-style-name="Standard">
      <style:text-properties fo:color="#000000" style:font-name="Times New Roman" fo:font-size="12pt" fo:font-style="normal" style:text-underline-style="none" fo:font-weight="normal" style:font-size-asian="12pt" style:language-asian="zh" style:country-asian="CN" style:font-style-asian="normal" style:font-weight-asian="normal" style:font-size-complex="12pt" style:font-style-complex="normal" style:font-weight-complex="normal"/>
    </style:style>
    <style:style style:name="P15" style:family="paragraph" style:parent-style-name="Standard">
      <style:text-properties fo:color="#000000" style:font-name="Times New Roman" fo:font-size="14pt" fo:font-style="normal" style:text-underline-style="none" fo:font-weight="bold" style:font-size-asian="14pt" style:language-asian="zh" style:country-asian="CN" style:font-style-asian="normal" style:font-weight-asian="bold" style:font-size-complex="14pt" style:font-style-complex="normal" style:font-weight-complex="bold"/>
    </style:style>
    <style:style style:name="P16" style:family="paragraph" style:parent-style-name="Text_20_body">
      <style:text-properties fo:color="#000000" style:font-name="Times New Roman" fo:font-size="12pt" fo:font-style="normal" style:text-underline-style="none" fo:font-weight="normal" style:font-size-asian="12pt" style:language-asian="zh" style:country-asian="CN" style:font-style-asian="normal" style:font-weight-asian="normal" style:font-size-complex="12pt" style:font-style-complex="normal" style:font-weight-complex="normal"/>
    </style:style>
    <style:style style:name="P17" style:family="paragraph" style:parent-style-name="Text_20_body">
      <style:paragraph-properties fo:text-align="justify" style:justify-single-word="false"/>
      <style:text-properties fo:color="#000000" style:font-name="Times New Roman" fo:font-size="12pt" fo:font-style="normal" style:text-underline-style="none" fo:font-weight="normal" style:font-size-asian="12pt" style:language-asian="zh" style:country-asian="CN" style:font-style-asian="normal" style:font-weight-asian="normal" style:font-size-complex="12pt" style:font-style-complex="normal" style:font-weight-complex="normal"/>
    </style:style>
    <style:style style:name="P18" style:family="paragraph" style:parent-style-name="Text_20_body">
      <style:paragraph-properties fo:text-align="start" style:justify-single-word="false"/>
      <style:text-properties fo:color="#000000" style:font-name="Times New Roman" fo:font-size="12pt" fo:font-style="normal" style:text-underline-style="none" fo:font-weight="normal" style:font-size-asian="12pt" style:language-asian="zh" style:country-asian="CN" style:font-style-asian="normal" style:font-weight-asian="normal" style:font-size-complex="12pt" style:font-style-complex="normal" style:font-weight-complex="normal"/>
    </style:style>
    <style:style style:name="P19" style:family="paragraph" style:parent-style-name="Heading_20_2">
      <style:paragraph-properties fo:text-align="justify" style:justify-single-word="false"/>
      <style:text-properties fo:color="#000000" style:font-name="Times New Roman" fo:font-size="12pt" fo:font-style="normal" style:text-underline-style="none" fo:font-weight="normal" style:font-size-asian="12pt" style:language-asian="zh" style:country-asian="CN" style:font-style-asian="normal" style:font-weight-asian="normal" style:font-size-complex="12pt" style:font-style-complex="normal" style:font-weight-complex="normal"/>
    </style:style>
    <style:style style:name="T1" style:family="text">
      <style:text-properties style:language-asian="zh" style:country-asian="CN"/>
    </style:style>
    <style:style style:name="T2" style:family="text">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 style:family="text">
      <style:text-properties fo:color="#000000" style:font-name="arial" fo:font-size="11pt" fo:font-style="normal" style:text-underline-style="none" fo:font-weight="normal" style:font-size-asian="11pt" style:language-asian="zh" style:country-asian="CN" style:font-style-asian="normal" style:font-weight-asian="normal" style:font-size-complex="11pt" style:font-style-complex="normal" style:font-weight-complex="normal"/>
    </style:style>
    <style:style style:name="T4" style:family="text">
      <style:text-properties fo:color="#000000" fo:font-size="12pt" fo:font-style="normal" style:text-underline-style="none" fo:font-weight="normal" style:font-size-asian="15pt" style:font-style-asian="normal" style:font-weight-asian="normal" style:font-size-complex="15pt" style:font-style-complex="normal" style:font-weight-complex="normal"/>
    </style:style>
    <style:style style:name="T5" style:family="text">
      <style:text-properties fo:font-weight="normal" style:language-asian="zh" style:country-asian="CN" style:font-weight-asian="normal" style:font-weight-complex="normal"/>
    </style:style>
    <style:style style:name="T6" style:family="text">
      <style:text-properties fo:font-size="12pt" style:font-size-asian="12pt" style:language-asian="zh" style:country-asian="CN" style:font-size-complex="12pt"/>
    </style:style>
    <style:style style:name="T7" style:family="text">
      <style:text-properties fo:font-size="12pt" fo:font-weight="normal" style:font-size-asian="12pt" style:language-asian="zh" style:country-asian="CN" style:font-weight-asian="normal" style:font-size-complex="12pt" style:font-weight-complex="normal"/>
    </style:style>
    <style:style style:name="T8" style:family="text">
      <style:text-properties style:font-name="Times New Roman" fo:font-weight="bold" style:font-size-asian="12pt" style:language-asian="zh" style:country-asian="CN" style:font-size-complex="12pt"/>
    </style:style>
    <style:style style:name="T9" style:family="text">
      <style:text-properties style:font-name="Times New Roman" style:font-size-asian="12pt" style:language-asian="zh" style:country-asian="CN" style:font-size-complex="12pt"/>
    </style:style>
    <style:style style:name="T10" style:family="text">
      <style:text-properties style:font-name="verdana" fo:font-size="10pt" style:font-size-asian="12pt" style:language-asian="zh" style:country-asian="C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Titre</text:p>
      <text:p text:style-name="P2">Cabinet de bien être traditionnel chinois</text:p>
      <text:p text:style-name="Standard"/>
      <text:p text:style-name="Standard"/>
      <text:p text:style-name="P3">Le texte dans la page bienvenue</text:p>
      <text:p text:style-name="P14">La MTC est composée de plusieurs type de thérapies anciennes pratiquées en Chine depuis plus de 4000 ans. </text:p>
      <text:p text:style-name="P14"/>
      <text:p text:style-name="P1"><text:span text:style-name="T1">La MTC associe des techniques comme l'acupuncture,le massage Tui-Na et la moxibustion, </text:span>pharmacopée ,<text:span text:style-name="T1"> de conseils diététiques et de programmes d'exercices que l'on peut faire seul.</text:span></text:p>
      <text:p text:style-name="P14"/>
      <text:p text:style-name="P5"><text:span text:style-name="T6">Ce qui importe, c’est que quelles que soient les </text:span><text:span text:style-name="Strong_20_Emphasis"><text:span text:style-name="T7">techniques de soins</text:span></text:span><text:span text:style-name="T6">, la médecine chinoise développe une vraie démarche holistique qui est une alternative de santé tout à fait efficace. Elle se préoccupe principalement d'aider le corps à combattre l'instabilité et le manque d'harmonie qui perturbent l'équilibre de la santé,plutôt que supprimer les symptômes.</text:span></text:p>
      <text:p text:style-name="P16"/>
      <text:p text:style-name="P14">Le théorie de MTC base de Yin et Yang,les cinq éléments.</text:p>
      <text:p text:style-name="P1"><text:span text:style-name="T1">Il y a 12 méridiens normaux et 8 méridien <text:s/>spéciales. Sur les méridiens,il y a plus de 360 points acuponctures. </text:span>Pour la MTC le corps humain est un système où tout est relié.</text:p>
      <text:p text:style-name="P1"/>
      <text:p text:style-name="Text_20_body"><text:span text:style-name="Strong_20_Emphasis"><text:span text:style-name="T2">Elle</text:span></text:span><text:span text:style-name="T2"> divise le système des </text:span><text:span text:style-name="Strong_20_Emphasis"><text:span text:style-name="T2">méridiens</text:span></text:span><text:span text:style-name="T2"> en deux principales catégories.Une partie des </text:span><text:span text:style-name="Strong_20_Emphasis"><text:span text:style-name="T2">méridiens</text:span></text:span><text:span text:style-name="T2"> couvre le bas (les jambes) et l’autre le haut du corps (les bras). Les différents méridiens sont également divisés en yin et yang et par des flux positifs et négatifs de l’énergie. L’idée forte de la </text:span><text:span text:style-name="Strong_20_Emphasis"><text:span text:style-name="T2">médecine chinoise</text:span></text:span><text:span text:style-name="T2"> est que tout est relié par les méridiens: l’extérieur à l’intérieur.</text:span></text:p>
      <text:p text:style-name="P6"><text:span text:style-name="T1">Ainsi, en faisant pression sur les points particuliers des </text:span><text:span text:style-name="Strong_20_Emphasis"><text:span text:style-name="T5">méridiens</text:span></text:span><text:span text:style-name="T1">, ou en les massant, on agit directement sur les organes internes, les maladies physiques, et le flux d’énergie</text:span></text:p>
      <text:p text:style-name="P16"/>
      <text:p text:style-name="P15">Le massage Tui-Na</text:p>
      <text:p text:style-name="P4"/>
      <text:p text:style-name="P10">Le massage Tui-Na suit les trajets énergétiques que sont les méridiens d'acupuncture, les méridiens musculo-tendineux, les points d'acupuncture, les organes, les articulations et les différentes zones réflexe du corps. Il se pratique aussi le long des trajets veineux, sur le système ostéo-articulaire, sur les organes des sens. Il comporte différentes manœuvres, les unes dispersantes, les autres tonifiantes, pour débloquer l'énergie où elle stagne, ou en la dirigeant vers les zones ou elle manque.</text:p>
      <text:p text:style-name="P11">Le Tui-Na a une action bénéfique sur tout le corps et l'esprit. Il stimule la circulation sanguine,il agit sur les méridiens énergétiques et sur les organes. Il soulage les tensions musculaires, les fatigues , le stress et rééquilibre la circulation du Qi. </text:p>
      <text:p text:style-name="P17">Associe avec les huiles essentielles, <text:s/>le mélange se modifie selon l'état des clients. Il procure une extrême sensation de détente, il s'agit d'une pratique régénérante, revigorante et dynamisante.</text:p>
      <text:h text:style-name="P19" text:outline-level="2">déroulement de la séance:</text:h>
      <text:p text:style-name="P9"><text:span text:style-name="T9">La personne est allongée sur une table de massage, en sous-vêtements ou maillot de bain, partiellement couverte d'une couverture ou drap de bain </text:span><text:span text:style-name="T10">(lorsque je travaille sur le haut du corps, c'est le bas qui est couvert, lorsque je travaille sur le bas, les jambes, c'est le tronc qui est couvert ,la personne n'est jamais totalement découverte).</text:span><text:span text:style-name="T9"> <text:line-break/><text:line-break/>L'ambiance est calme et détendue, diffuseur d'huiles essentielles adaptées, petite musique relaxante <text:line-break/>Les parties traitées sont enduites d'huile de massage additionnées d'une </text:span><text:span text:style-name="T8">Huile Essentielle</text:span><text:span text:style-name="T9"> adaptée à </text:span><text:soft-page-break/><text:span text:style-name="T9">chaque cas.</text:span></text:p>
      <text:p text:style-name="P18">La séance dure une heure,une heures et demi ou deux heures.</text:p>
      <text:p text:style-name="P18"/>
      <text:p text:style-name="P18"/>
      <text:h text:style-name="P13" text:outline-level="1">La Réflexologie Plantaire chinoise</text:h>
      <text:p text:style-name="P10">Par pied,il y a 26 os,33 articulation, 20 tendons,plus 100 ligaments,il y a près de 7200 terminaisons nerveuses sous un pied, chaque organe est représenté par un point réflexe sur le pied. </text:p>
      <text:p text:style-name="P10">Sur les pied, il y a <text:s/>6 méridiens passent par chaque pied,donc 3 dépare,3 termine. il y a plus 60 poins situés sur les pieds,le réflexologie plantaire travaille non seulement sur les zones réflexes,en plus sur les méridiens et les poins acuponctures. ce qui est beaucoup plus efficace sur les effet.</text:p>
      <text:p text:style-name="P10">Par la pression, on <text:s/>transmet une information à l’organisme et relance le courant énergétique. La réflexologie assure une réelle source de bien-être et amène un état de profonde relaxation. La réflexologie élimine le stress, les tensions, assure la détente, la décontraction musculaire et mentale.<text:line-break/><text:span text:style-name="T3"><text:line-break/>En Chine on dit que lorsque l'on touche les pieds, on touche à l'âme. </text:span></text:p>
      <text:h text:style-name="P19" text:outline-level="2">déroulement de la séance:</text:h>
      <text:p text:style-name="P9"><text:span text:style-name="T9">La personne est allongée sur une table de massage, avant de travaille sur les pied,je travaille sur les jambes pour assurer la circulation est bien fluide, puis je travaille sur les pied par les zones réflexologies et les points acuponctures importants sont situés sur les pied et les jambes.<text:line-break/>L'ambiance est calme et détendue, diffuseur d'huiles essentielles adaptées, petite musique relaxante <text:line-break/>Les parties traitées sont enduites d'huile de massage additionnées d'une </text:span><text:span text:style-name="T8">Huile Essentielle</text:span><text:span text:style-name="T9"> adaptée à chaque cas.</text:span></text:p>
      <text:p text:style-name="P18">La séance dure minimum 60 minutes.</text:p>
      <text:p text:style-name="P18"/>
      <text:p text:style-name="P18"/>
      <text:p text:style-name="P8">Qui suis je</text:p>
      <text:p text:style-name="P12"><text:span text:style-name="T4">Amoureuse de la MTC de toute petite,Formée de massage traditionnel chinois <text:s/>à l'université médecine chinoise de HeNan en Chine. </text:span>Formée à l'irrigation du côlon à l'association française Axiomes. </text:p>
      <text:p text:style-name="P7">Pratique le massage chinois plus de 20 ans,travaille en France depuis 2007.</text:p>
      <text:p text:style-name="P7">Praticienne de Tai Ji Quan,Qui Gong et Yoga. Les pratiques des exercices me permettent avoir une bonne énergie harmonisée bien stable,pour que je peux donner mon mieux pour les clients.</text:p>
      <text:p text:style-name="P7">J'organise les stages de MTC(base de théorie),de Qui Gong,de auto-massage énergétique,et les cours de cuisine diététique chinoise.</text:p>
      <text:p text:style-name="P7">Je suis conseil de groupe 'jeune &amp; randonnée' en Belgique.</text:p>
      <text:p text:style-name="P7">Depuis nombreuses années de travaille,je trouve que la santé n'est pas seulement de ne pas êtres malade,et de 'mieux être'</text:p>
      <text:p text:style-name="P7">Comment on peux trouver une équilibre de physique et mentale,</text:p>
      <text:p text:style-name="P7">une équilibre de l'alimentation dans la vie moderne...</text:p>
      <text:p text:style-name="P18">Je fais partager mes savoir et mes savoir faire pendant les séances personnalis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 svg:font-family="ari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宋体"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宋体"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宋体" style:font-size-asian="24pt" style:font-weight-asian="bold" style:font-name-complex="Mangal"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n Li</meta:initial-creator>
    <meta:creation-date>2013-06-30T02:23:39.29</meta:creation-date>
    <dc:date>2013-06-30T03:55:32.39</dc:date>
    <dc:creator>Jun Li</dc:creator>
    <meta:editing-duration>PT01H01M09S</meta:editing-duration>
    <meta:editing-cycles>4</meta:editing-cycles>
    <meta:generator>LibreOffice/4.0.2.2$Linux_X86_64 LibreOffice_project/400m0$Build-2</meta:generator>
    <meta:document-statistic meta:table-count="0" meta:image-count="0" meta:object-count="0" meta:page-count="2" meta:paragraph-count="34" meta:word-count="875" meta:character-count="5559" meta:non-whitespace-character-count="4703"/>
  </office:meta>
</office:document-meta>
</file>